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258e3" officeooo:paragraph-rsid="001258e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39bc1" officeooo:paragraph-rsid="00139bc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3c9fb" officeooo:paragraph-rsid="0013c9f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0af35" officeooo:paragraph-rsid="0010af3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0af35" officeooo:paragraph-rsid="0010af3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0af35" officeooo:paragraph-rsid="0010af35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139bc1" officeooo:paragraph-rsid="00139bc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39bc1" officeooo:paragraph-rsid="00139bc1" style:font-weight-asian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2pt" fo:font-weight="normal" officeooo:rsid="001449f2" officeooo:paragraph-rsid="001449f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49f2" officeooo:paragraph-rsid="001449f2" style:font-weight-asian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2pt" fo:font-weight="normal" officeooo:rsid="0015f871" officeooo:paragraph-rsid="0015f871" style:font-weight-asian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2pt" fo:font-weight="normal" officeooo:rsid="001843a2" officeooo:paragraph-rsid="001843a2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officeooo:paragraph-rsid="0013c9fb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163576"/>
    </style:style>
    <style:style style:name="P15" style:family="paragraph" style:parent-style-name="Standard" style:list-style-name="L4">
      <style:paragraph-properties fo:text-align="start" style:justify-single-word="false"/>
      <style:text-properties officeooo:rsid="001843a2" officeooo:paragraph-rsid="001843a2"/>
    </style:style>
    <style:style style:name="T1" style:family="text">
      <style:text-properties fo:font-size="12pt" fo:font-weight="normal" style:font-weight-asian="normal" style:font-weight-complex="normal"/>
    </style:style>
    <style:style style:name="T2" style:family="text">
      <style:text-properties fo:font-size="12pt" fo:font-weight="normal" officeooo:rsid="0013c9fb" style:font-weight-asian="normal" style:font-weight-complex="normal"/>
    </style:style>
    <style:style style:name="T3" style:family="text">
      <style:text-properties fo:font-size="12pt" fo:font-weight="normal" officeooo:rsid="00163576" style:font-weight-asian="normal" style:font-weight-complex="normal"/>
    </style:style>
    <style:style style:name="T4" style:family="text">
      <style:text-properties fo:font-size="12pt" fo:font-weight="normal" officeooo:rsid="0016c941" style:font-weight-asian="normal" style:font-weight-complex="normal"/>
    </style:style>
    <style:style style:name="T5" style:family="text">
      <style:text-properties fo:font-size="12pt" fo:font-weight="bold" officeooo:rsid="0013c9fb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inary Tree Traversal</text:p>
      <text:p text:style-name="P5"/>
      <text:p text:style-name="P2">Binary Tree</text:p>
      <text:list xml:id="list1373373706" text:style-name="L3">
        <text:list-item>
          <text:p text:style-name="P13"><text:span text:style-name="T2">A binary search tree is a rooted binary tree data structure where each node has a comparable key (and an associated value) and follows the restriction: the key in any node is </text:span><text:span text:style-name="T5">larger </text:span><text:span text:style-name="T2">than the keys in all nodes in that </text:span><text:span text:style-name="T5">node's left subtree</text:span><text:span text:style-name="T2"> and </text:span><text:span text:style-name="T5">smaller</text:span><text:span text:style-name="T2"> than the keys in all nodes in that </text:span><text:span text:style-name="T5">node's right subtree</text:span><text:span text:style-name="T2">.</text:span></text:p>
        </text:list-item>
      </text:list>
      <text:p text:style-name="P6"/>
      <text:p text:style-name="P1">Tree Traversal</text:p>
      <text:list xml:id="list2685497141" text:style-name="L2">
        <text:list-item>
          <text:p text:style-name="P7">The process of visiting (reading/processing) each node in the tree exactly once in some order.</text:p>
        </text:list-item>
        <text:list-item>
          <text:p text:style-name="P7">There are 2 strategies for tree traversal: Breadth-first &amp; Depth-first</text:p>
        </text:list-item>
      </text:list>
      <text:p text:style-name="P8"/>
      <text:p text:style-name="P3">Breadth-first</text:p>
      <text:list xml:id="list1322228719" text:style-name="L4">
        <text:list-item>
          <text:p text:style-name="P9">In breadth-first traversal, every node on the same depth level will be accessed before any nodes will be accessed in lower levels. (Level order)</text:p>
        </text:list-item>
        <text:list-item>
          <text:p text:style-name="P9">Starting from the top of the binary tree, going left to right, each node will be accessed.</text:p>
        </text:list-item>
      </text:list>
      <text:p text:style-name="P10"/>
      <text:list xml:id="list181451338959553" text:continue-numbering="true" text:style-name="L4">
        <text:list-item>
          <text:p text:style-name="P14"><text:span text:style-name="T3">To implement this, using a queue to keep track of discovered(not yet visited) nodes. Essentially, you start with one discovered node</text:span><text:span text:style-name="T4">, push it into queue, and if the queue is not empty, then you access the element and push the children of that node into the queue.</text:span></text:p>
        </text:list-item>
        <text:list-item>
          <text:p text:style-name="P15"><text:span text:style-name="T4">T</text:span><text:span text:style-name="T1">ime complexity is : O(n)</text:span></text:p>
        </text:list-item>
        <text:list-item>
          <text:p text:style-name="P15"><text:span text:style-name="T1">Space complexity is : best: O(1) | worst/avg: O(n)</text:span></text:p>
        </text:list-item>
      </text:list>
      <text:p text:style-name="P3">Depth-first</text:p>
      <text:list xml:id="list1101447021" text:style-name="L5">
        <text:list-item>
          <text:p text:style-name="P11">In depth-first traversal, a node and all of it's children nodes will be accessed before moving onto <text:s/>another node. </text:p>
        </text:list-item>
        <text:list-item>
          <text:p text:style-name="P11">The relative order for searching nodes can be altered so that the right sub-tree can be searched first before the root, and vice versa. It can start with left-subtree, right-subtree, or the root.</text:p>
          <text:list>
            <text:list-item>
              <text:p text:style-name="P11">Preorder traversal (D L R): &lt;root&gt; &lt;left&gt; &lt;right&gt;</text:p>
            </text:list-item>
            <text:list-item>
              <text:p text:style-name="P11">Inorder traversal (D R L): &lt;left&gt; &lt;root&gt; &lt;right&gt;</text:p>
            </text:list-item>
            <text:list-item>
              <text:p text:style-name="P11">Postorder traversal (L R D): &lt;left&gt; &lt;right&gt; &lt;root&gt;</text:p>
            </text:list-item>
          </text:list>
        </text:list-item>
        <text:list-item>
          <text:p text:style-name="P11">For each node, read the data, then follow the traversal pattern.</text:p>
        </text:list-item>
        <text:list-item>
          <text:p text:style-name="P12">Time complexity: O(n)</text:p>
        </text:list-item>
        <text:list-item>
          <text:p text:style-name="P12">Space complexity: worst: O(n) | best/average: O(log n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1" meta:word-count="307" meta:character-count="1723" meta:non-whitespace-character-count="1451"/>
  </office:meta>
</office:document-meta>
</file>